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ort SPARK_HOME='/Home/Downloads/spark-3.0.0-preview2-bin-hadoop2.7'</text:p>
      <text:p text:style-name="Standard">export PYTHONPATH=$SPARK_HOME/python:$PYTHONPATH</text:p>
      <text:p text:style-name="Standard">export PYSPARK_DRIVER_PYTHON="jupyter"</text:p>
      <text:p text:style-name="Standard">export PYSPARK_DRIVER_PYTHON_OPTS="notebook"</text:p>
      <text:p text:style-name="Standard">export PYSPARK_PYTHON=python3</text:p>
      <text:p text:style-name="Standard">export PATH=$SPARK_HOME:$PATH:~/.local/bin:$JAVA_HOME/bin:$JAVA_HOME/jre/bin</text:p>
      <text:p text:style-name="Standard"/>
      <text:p text:style-name="Standard"/>
      <text:p text:style-name="Standard"/>
      <text:p text:style-name="Standard"># ~/.bashrc: executed by bash(1) for non-login shells.</text:p>
      <text:p text:style-name="Standard"># see /usr/share/doc/bash/examples/startup-files (in the package bash-doc)</text:p>
      <text:p text:style-name="Standard"># for examples</text:p>
      <text:p text:style-name="Standard"/>
      <text:p text:style-name="Standard"># If not running interactively, don't do anything</text:p>
      <text:p text:style-name="Standard">case $- in</text:p>
      <text:p text:style-name="Standard"><text:s text:c="4"/>*i*) ;;</text:p>
      <text:p text:style-name="Standard"><text:s text:c="6"/>*) return;;</text:p>
      <text:p text:style-name="Standard">esac</text:p>
      <text:p text:style-name="Standard"/>
      <text:p text:style-name="Standard"># don't put duplicate lines or lines starting with space in the history.</text:p>
      <text:p text:style-name="Standard"># See bash(1) for more options</text:p>
      <text:p text:style-name="Standard">HISTCONTROL=ignoreboth</text:p>
      <text:p text:style-name="Standard"/>
      <text:p text:style-name="Standard"># append to the history file, don't overwrite it</text:p>
      <text:p text:style-name="Standard">shopt -s histappend</text:p>
      <text:p text:style-name="Standard"/>
      <text:p text:style-name="Standard"># for setting history length see HISTSIZE and HISTFILESIZE in bash(1)</text:p>
      <text:p text:style-name="Standard">HISTSIZE=1000</text:p>
      <text:p text:style-name="Standard">HISTFILESIZE=2000</text:p>
      <text:p text:style-name="Standard"/>
      <text:p text:style-name="Standard"># check the window size after each command and, if necessary,</text:p>
      <text:p text:style-name="Standard"># update the values of LINES and COLUMNS.</text:p>
      <text:p text:style-name="Standard">shopt -s checkwinsize</text:p>
      <text:p text:style-name="Standard"/>
      <text:p text:style-name="Standard"># If set, the pattern "**" used in a pathname expansion context will</text:p>
      <text:p text:style-name="Standard"># match all files and zero or more directories and subdirectories.</text:p>
      <text:p text:style-name="Standard">#shopt -s globstar</text:p>
      <text:p text:style-name="Standard"/>
      <text:p text:style-name="Standard"># make less more friendly for non-text input files, see lesspipe(1)</text:p>
      <text:p text:style-name="Standard">[ -x /usr/bin/lesspipe ] &amp;&amp; eval "$(SHELL=/bin/sh lesspipe)"</text:p>
      <text:p text:style-name="Standard"/>
      <text:p text:style-name="Standard"># set variable identifying the chroot you work in (used in the prompt below)</text:p>
      <text:p text:style-name="Standard">if [ -z "${debian_chroot:-}" ] &amp;&amp; [ -r /etc/debian_chroot ]; then</text:p>
      <text:p text:style-name="Standard"><text:s text:c="4"/>debian_chroot=$(cat /etc/debian_chroot)</text:p>
      <text:p text:style-name="Standard">fi</text:p>
      <text:p text:style-name="Standard"/>
      <text:p text:style-name="Standard"># set a fancy prompt (non-color, unless we know we "want" color)</text:p>
      <text:p text:style-name="Standard">case "$TERM" in</text:p>
      <text:p text:style-name="Standard"><text:s text:c="4"/>xterm-color|*-256color) color_prompt=yes;;</text:p>
      <text:p text:style-name="Standard">esac</text:p>
      <text:p text:style-name="Standard"/>
      <text:p text:style-name="Standard"># uncomment for a colored prompt, if the terminal has the capability; turned</text:p>
      <text:p text:style-name="Standard"><text:soft-page-break/># off by default to not distract the user: the focus in a terminal window</text:p>
      <text:p text:style-name="Standard"># should be on the output of commands, not on the prompt</text:p>
      <text:p text:style-name="Standard">#force_color_prompt=yes</text:p>
      <text:p text:style-name="Standard"/>
      <text:p text:style-name="Standard">if [ -n "$force_color_prompt" ]; then</text:p>
      <text:p text:style-name="Standard"><text:s text:c="4"/>if [ -x /usr/bin/tput ] &amp;&amp; tput setaf 1 &gt;&amp;/dev/null; then</text:p>
      <text:p text:style-name="Standard"><text:tab/># We have color support; assume it's compliant with Ecma-48</text:p>
      <text:p text:style-name="Standard"><text:tab/># (ISO/IEC-6429). (Lack of such support is extremely rare, and such</text:p>
      <text:p text:style-name="Standard"><text:tab/># a case would tend to support setf rather than setaf.)</text:p>
      <text:p text:style-name="Standard"><text:tab/>color_prompt=yes</text:p>
      <text:p text:style-name="Standard"><text:s text:c="4"/>else</text:p>
      <text:p text:style-name="Standard"><text:tab/>color_prompt=</text:p>
      <text:p text:style-name="Standard"><text:s text:c="4"/>fi</text:p>
      <text:p text:style-name="Standard">fi</text:p>
      <text:p text:style-name="Standard"/>
      <text:p text:style-name="Standard">if [ "$color_prompt" = yes ]; then</text:p>
      <text:p text:style-name="Standard"><text:s text:c="4"/>PS1='${debian_chroot:+($debian_chroot)}\[\033[01;32m\]\u@\h\[\033[00m\]:\[\033[01;34m\]\w\[\033[00m\]\$ '</text:p>
      <text:p text:style-name="Standard">else</text:p>
      <text:p text:style-name="Standard"><text:s text:c="4"/>PS1='${debian_chroot:+($debian_chroot)}\u@\h:\w\$ '</text:p>
      <text:p text:style-name="Standard">fi</text:p>
      <text:p text:style-name="Standard">unset color_prompt force_color_prompt</text:p>
      <text:p text:style-name="Standard"/>
      <text:p text:style-name="Standard"># If this is an xterm set the title to user@host:dir</text:p>
      <text:p text:style-name="Standard">case "$TERM" in</text:p>
      <text:p text:style-name="Standard">xterm*|rxvt*)</text:p>
      <text:p text:style-name="Standard"><text:s text:c="4"/>PS1="\[\e]0;${debian_chroot:+($debian_chroot)}\u@\h: \w\a\]$PS1"</text:p>
      <text:p text:style-name="Standard"><text:s text:c="4"/>;;</text:p>
      <text:p text:style-name="Standard">*)</text:p>
      <text:p text:style-name="Standard"><text:s text:c="4"/>;;</text:p>
      <text:p text:style-name="Standard">esac</text:p>
      <text:p text:style-name="Standard"/>
      <text:p text:style-name="Standard"># enable color support of ls and also add handy aliases</text:p>
      <text:p text:style-name="Standard">if [ -x /usr/bin/dircolors ]; then</text:p>
      <text:p text:style-name="Standard"><text:s text:c="4"/>test -r ~/.dircolors &amp;&amp; eval "$(dircolors -b ~/.dircolors)" || eval "$(dircolors -b)"</text:p>
      <text:p text:style-name="Standard"><text:s text:c="4"/>alias ls='ls --color=auto'</text:p>
      <text:p text:style-name="Standard"><text:s text:c="4"/>#alias dir='dir --color=auto'</text:p>
      <text:p text:style-name="Standard"><text:s text:c="4"/>#alias vdir='vdir --color=auto'</text:p>
      <text:p text:style-name="Standard"/>
      <text:p text:style-name="Standard"><text:s text:c="4"/>alias grep='grep --color=auto'</text:p>
      <text:p text:style-name="Standard"><text:s text:c="4"/>alias fgrep='fgrep --color=auto'</text:p>
      <text:p text:style-name="Standard"><text:s text:c="4"/>alias egrep='egrep --color=auto'</text:p>
      <text:p text:style-name="Standard">fi</text:p>
      <text:p text:style-name="Standard"/>
      <text:p text:style-name="Standard"># colored GCC warnings and errors</text:p>
      <text:p text:style-name="Standard">#export GCC_COLORS='error=01;31:warning=01;35:note=01;36:caret=01;32:locus=01:quote=01'</text:p>
      <text:p text:style-name="Standard"/>
      <text:p text:style-name="Standard"># some more ls aliases</text:p>
      <text:p text:style-name="Standard">alias ll='ls -alF'</text:p>
      <text:p text:style-name="Standard">alias la='ls -A'</text:p>
      <text:p text:style-name="Standard">alias l='ls -CF'</text:p>
      <text:p text:style-name="Standard"/>
      <text:p text:style-name="Standard"><text:soft-page-break/># Add an "alert" alias for long running commands. <text:s/>Use like so:</text:p>
      <text:p text:style-name="Standard"># <text:s text:c="2"/>sleep 10; alert</text:p>
      <text:p text:style-name="Standard">alias alert='notify-send --urgency=low -i "$([ $? = 0 ] &amp;&amp; echo terminal || echo error)" "$(history|tail -n1|sed -e '\''s/^\s*[0-9]\+\s*//;s/[;&amp;|]\s*alert$//'\'')"'</text:p>
      <text:p text:style-name="Standard"/>
      <text:p text:style-name="Standard"># Alias definitions.</text:p>
      <text:p text:style-name="Standard"># You may want to put all your additions into a separate file like</text:p>
      <text:p text:style-name="Standard"># ~/.bash_aliases, instead of adding them here directly.</text:p>
      <text:p text:style-name="Standard"># See /usr/share/doc/bash-doc/examples in the bash-doc package.</text:p>
      <text:p text:style-name="Standard"/>
      <text:p text:style-name="Standard">if [ -f ~/.bash_aliases ]; then</text:p>
      <text:p text:style-name="Standard"><text:s text:c="4"/>. ~/.bash_aliases</text:p>
      <text:p text:style-name="Standard">fi</text:p>
      <text:p text:style-name="Standard"/>
      <text:p text:style-name="Standard"># enable programmable completion features (you don't need to enable</text:p>
      <text:p text:style-name="Standard"># this, if it's already enabled in /etc/bash.bashrc and /etc/profile</text:p>
      <text:p text:style-name="Standard"># sources /etc/bash.bashrc).</text:p>
      <text:p text:style-name="Standard">if ! shopt -oq posix; then</text:p>
      <text:p text:style-name="Standard"><text:s text:c="2"/>if [ -f /usr/share/bash-completion/bash_completion ]; then</text:p>
      <text:p text:style-name="Standard"><text:s text:c="4"/>. /usr/share/bash-completion/bash_completion</text:p>
      <text:p text:style-name="Standard"><text:s text:c="2"/>elif [ -f /etc/bash_completion ]; then</text:p>
      <text:p text:style-name="Standard"><text:s text:c="4"/>. /etc/bash_completion</text:p>
      <text:p text:style-name="Standard"><text:s text:c="2"/>fi</text:p>
      <text:p text:style-name="Standard">fi</text:p>
      <text:p text:style-name="Standard"/>
      <text:p text:style-name="Standard"># &gt;&gt;&gt; conda initialize &gt;&gt;&gt;</text:p>
      <text:p text:style-name="Standard"># !! Contents within this block are managed by 'conda init' !!</text:p>
      <text:p text:style-name="Standard">__conda_setup="$('/home/susandiwin/anaconda3/bin/conda' 'shell.bash' 'hook' 2&gt; /dev/null)"</text:p>
      <text:p text:style-name="Standard">if [ $? -eq 0 ]; then</text:p>
      <text:p text:style-name="Standard"><text:s text:c="4"/>eval "$__conda_setup"</text:p>
      <text:p text:style-name="Standard">else</text:p>
      <text:p text:style-name="Standard"><text:s text:c="4"/>if [ -f "/home/susandiwin/anaconda3/etc/profile.d/conda.sh" ]; then</text:p>
      <text:p text:style-name="Standard"><text:s text:c="8"/>. "/home/susandiwin/anaconda3/etc/profile.d/conda.sh"</text:p>
      <text:p text:style-name="Standard"><text:s text:c="4"/>else</text:p>
      <text:p text:style-name="Standard"><text:s text:c="8"/>export PATH="/home/susandiwin/anaconda3/bin:$PATH"</text:p>
      <text:p text:style-name="Standard"><text:s text:c="4"/>fi</text:p>
      <text:p text:style-name="Standard">fi</text:p>
      <text:p text:style-name="Standard">unset __conda_setup</text:p>
      <text:p text:style-name="Standard"># &lt;&lt;&lt; conda initialize &lt;&lt;&l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01:15:55.683531348</meta:creation-date>
    <dc:date>2020-06-10T01:17:29.899813322</dc:date>
    <meta:editing-duration>PT1M34S</meta:editing-duration>
    <meta:editing-cycles>1</meta:editing-cycles>
    <meta:document-statistic meta:table-count="0" meta:image-count="0" meta:object-count="0" meta:page-count="3" meta:paragraph-count="116" meta:word-count="589" meta:character-count="4438" meta:non-whitespace-character-count="3836"/>
    <meta:generator>LibreOffice/6.4.3.2$Linux_X86_64 LibreOffice_project/40$Build-2</meta:generator>
  </office:meta>
</office:document-meta>
</file>